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05525a"/>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text-properties fo:language="en" fo:country="US"/>
    </style:style>
    <style:style style:name="P125" style:family="paragraph" style:parent-style-name="Text_20_body">
      <loext:graphic-properties draw:fill="solid" draw:fill-color="#eeeeee" draw:opacity="100%"/>
      <style:paragraph-properties fo:background-color="#eeeeee"/>
    </style:style>
    <style:style style:name="P126" style:family="paragraph" style:parent-style-name="First_20_line_20_indent">
      <loext:graphic-properties draw:fill="solid" draw:fill-color="#eeeeee" draw:opacity="100%"/>
      <style:paragraph-properties fo:background-color="#eeeeee"/>
      <style:text-properties fo:language="ru" fo:country="RU"/>
    </style:style>
    <style:style style:name="P12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8" style:family="paragraph" style:parent-style-name="Text_20_body">
      <style:paragraph-properties fo:margin-left="0in" fo:margin-right="0in" fo:text-align="justify"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officeooo:paragraph-rsid="00056f6e"/>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officeooo:paragraph-rsid="0005ab56"/>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paragraph-rsid="000872f3"/>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rsid="00056f6e" officeooo:paragraph-rsid="0005525a"/>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rsid="00056f6e" officeooo:paragraph-rsid="00056f6e"/>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officeooo:rsid="00056f6e" officeooo:paragraph-rsid="0005ab56"/>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rsid="000902d0" officeooo:paragraph-rsid="000902d0"/>
    </style:style>
    <style:style style:name="P17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06eb2e"/>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06eb2e"/>
    </style:style>
    <style:style style:name="P1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06eb2e"/>
    </style:style>
    <style:style style:name="P1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0872f3"/>
    </style:style>
    <style:style style:name="P1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text-properties officeooo:paragraph-rsid="0006eb2e"/>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9" style:family="paragraph" style:parent-style-name="Heading_20_1">
      <loext:graphic-properties draw:fill="solid" draw:fill-color="#eeeeee" draw:opacity="100%"/>
      <style:paragraph-properties fo:background-color="#eeeeee"/>
    </style:style>
    <style:style style:name="P180" style:family="paragraph" style:parent-style-name="Heading_20_1">
      <style:paragraph-properties fo:margin-left="0in" fo:margin-right="0in" fo:text-align="center" style:justify-single-word="false" fo:text-indent="0.1965in" style:auto-text-indent="false"/>
    </style:style>
    <style:style style:name="P181" style:family="paragraph" style:parent-style-name="Heading_20_2">
      <style:text-properties fo:language="en" fo:country="US"/>
    </style:style>
    <style:style style:name="P182" style:family="paragraph" style:parent-style-name="Heading_20_2">
      <style:text-properties fo:language="ru" fo:country="RU"/>
    </style:style>
    <style:style style:name="P183" style:family="paragraph" style:parent-style-name="Heading_20_2">
      <loext:graphic-properties draw:fill="solid" draw:fill-color="#eeeeee" draw:opacity="100%"/>
      <style:paragraph-properties fo:background-color="#eeeeee"/>
      <style:text-properties fo:language="ru" fo:country="RU"/>
    </style:style>
    <style:style style:name="P184" style:family="paragraph" style:parent-style-name="Heading_20_2">
      <style:paragraph-properties fo:text-align="justify" style:justify-single-word="false"/>
    </style:style>
    <style:style style:name="P185" style:family="paragraph" style:parent-style-name="Heading_20_2">
      <loext:graphic-properties draw:fill="solid" draw:fill-color="#eeeeee" draw:opacity="100%"/>
      <style:paragraph-properties fo:background-color="#eeeeee"/>
    </style:style>
    <style:style style:name="P18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officeooo:rsid="0005ab56"/>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officeooo:rsid="0005ab56"/>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officeooo:rsid="0005525a"/>
    </style:style>
    <style:style style:name="T89" style:family="text">
      <style:text-properties officeooo:rsid="00056f6e"/>
    </style:style>
    <style:style style:name="T90" style:family="text">
      <style:text-properties officeooo:rsid="0005ab56"/>
    </style:style>
    <style:style style:name="T91" style:family="text">
      <style:text-properties officeooo:rsid="0005ad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0"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7">&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3"><text:span text:style-name="T10">&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87">Таймлайн <text:span text:style-name="T10">(</text:span>события через 10 лет после Обмена): </text:p>
      <text:p text:style-name="P87">Год 2143 ПВ <text:span text:style-name="T10">(AU -?)</text:span></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7">29-е мая — встреча с Индиго. Прогулка с Селестией по парку. Муравьи под накрупником</text:p>
      <text:p text:style-name="P87">30-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10">&lt;</text:span>7<text:span text:style-name="T10">-</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10">&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10">&lt;</text:span>28-е июня<text:span text:style-name="T10">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lt;4-е июля - Дэш стучит лбом в дерево. Обнимашки</text:p>
      <text:p text:style-name="P87"><text:soft-page-break/>8-е июля — прибытие в Груммингтон</text:p>
      <text:p text:style-name="P87">9-е июля –<text:span text:style-name="T10"> </text:span>Провал Груммингтона. Отбытие с Груммингтона</text:p>
      <text:p text:style-name="P87"><text:span text:style-name="T10">&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10">[</text:span>21-е июля<text:span text:style-name="T10">]</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5233550793259213012"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933062282955888576"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58">«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5"><text:soft-page-break/></text:p>
      <text:h text:style-name="Heading_20_2" text:outline-level="2">Факты об Эквестрии <text:span text:style-name="T1">(согласовать с вики)</text:span></text:h>
      <text:list xml:id="list3612666155783144680"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67">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text:soft-page-break/>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1"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8">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0">–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3">&lt;<text:span text:style-name="T24">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11">– Нэш, привет. Это Анон.</text:p>
      <text:p text:style-name="P11">– Привет, Анон. Рад тебя видеть. Мне говорили, ты ушёл с проекта?</text:p>
      <text:p text:style-name="P11">– Не парься об этом, Нэш. Лучше выдай мне общую диагностику на экран в сжатом формате.</text:p>
      <text:p text:style-name="P43"/>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4"><text:soft-page-break/><text:span text:style-name="T10">– Нэш, к</text:span>ак называется наш проект?</text:p>
      <text:p text:style-name="P82"><text:span text:style-name="T7">– </text:span><text:span text:style-name="T69">Дайсон.</text:span></text:p>
      <text:p text:style-name="P82"><text:span text:style-name="T7">– </text:span><text:span text:style-name="T69">Сколько тебе лет?</text:span></text:p>
      <text:p text:style-name="P82"><text:span text:style-name="T7">– </text:span><text:span text:style-name="T69">Два года с начала запуска кластера.</text:span></text:p>
      <text:p text:style-name="P82"><text:span text:style-name="T7">– </text:span><text:span text:style-name="T69">Какой сейчас год?</text:span></text:p>
      <text:p text:style-name="P82"><text:span text:style-name="T7">– </text:span><text:span text:style-name="T69">202</text:span><text:span text:style-name="T7">1</text:span><text:span text:style-name="T69">-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4"><text:span text:style-name="T1">– </text:span>Н<text:span text:style-name="T1">эш тестовая задача номер шестнадцать</text:span>. <text:span text:style-name="T1">Выполни при дефолтных настройках.</text:span></text:p>
      <text:p text:style-name="P84"><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6">…</text:p>
      <text:p text:style-name="P16">…</text:p>
      <text:p text:style-name="P16">…</text:p>
      <text:p text:style-name="P16">Решение.</text:p>
      <text:p text:style-name="P16">…</text:p>
      <text:p text:style-name="P16"/>
      <text:p text:style-name="P16">Я вчитался в результат.</text:p>
      <text:p text:style-name="P16">–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6">–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3"><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82"><text:span text:style-name="T7">– Нэш</text:span><text:span text:style-name="T69">, выдай диагностику модуля </text:span><text:span text:style-name="T7">аналитики.</text:span></text:p>
      <text:p text:style-name="P43"/>
      <text:p text:style-name="P43">Йо! Видеокамеры молча наблюдают за поднятым вверх <text:span text:style-name="T1">большим пальцем</text:span>.</text:p>
      <text:p text:style-name="P43">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56"/>
      <text:p text:style-name="P102">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3">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5">Музыка быстрая, тревожная, надорваная и печальная (Pet Shop Boys “So Hard” ?)</text:p>
      <text:p text:style-name="P32"/>
      <text:p text:style-name="P94"><text:span text:style-name="T10">&lt;</text:span><text:span text:style-name="T1">Описание полёта через Эогипп. Удивлённый взгляд Анакорна</text:span><text:span text:style-name="T10">&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7">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3"/>
      <text:h text:style-name="Heading_20_2" text:outline-level="2"><text:soft-page-break/><text:span text:style-name="T10">3. </text:span>Кантерлот</text:h>
      <text:p text:style-name="P86">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115263011283201235"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8"/>
      <text:p text:style-name="P14">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text:soft-page-break/>–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0">4. </text:span>Библиотека</text:h>
      <text:p text:style-name="P21">&lt;<text:span text:style-name="T59">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Селестия нахмурилась и угрожающе подняла крылья.</text:p>
      <text:p text:style-name="P57"><text:span text:style-name="T10">– </text:span>Не забывай, человек, я — могущественный маг и правитель Эквестрии. Ко мне нужно относиться с должным уважением!</text:p>
      <text:p text:style-name="P57"><text:span text:style-name="T10">– </text:span>А то что? Превратишь в жабу? Сошлёшь на Луну? Убьёшь нахер?</text:p>
      <text:p text:style-name="P57"><text:soft-page-break/>Аликорница сникла. Уши её опустились.</text:p>
      <text:p text:style-name="P57"><text:span text:style-name="T10">– </text:span>Макс, не надо... Ты же знаешь, я этого не сделаю.</text:p>
      <text:p text:style-name="P57"><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7"><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7"><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0">– </text:span>Вот, читай отсюда. <text:span text:style-name="T10">– а</text:span>ликорница подчеркнула абзац копытом.</text:p>
      <text:p text:style-name="P57"/>
      <text:p text:style-name="P59">***</text:p>
      <text:p text:style-name="P59"/>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23">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82" text:outline-level="2"><text:span text:style-name="T10">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59">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4">Селестия достаёт из потайной щели свиток с мыслями Селестии</text:span><text:span text:style-name="T23">`<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81" text:outline-level="2">6. Стыд</text:h>
      <text:p text:style-name="P57"/>
      <text:p text:style-name="P69">~~~ Завтра на семь в библиотеке ~~~</text:p>
      <text:p text:style-name="P69"/>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1">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0">—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 Да?</text:p>
      <text:p text:style-name="P57">– Да. Зови меня Селли. Если хочешь.</text:p>
      <text:p text:style-name="P57"><text:soft-page-break/>– Хорошо. До встречи, Селли.</text:p>
      <text:p text:style-name="P57">– До встречи, Макс.</text:p>
      <text:p text:style-name="P57"/>
      <text:h text:style-name="Heading_20_2" text:outline-level="2"><text:span text:style-name="T1">8</text:span>. (40*<text:span text:style-name="T10">ctg(Pi/4)-6)/(ln(e)-sin(0))</text:span></text:h>
      <text:p text:style-name="P89">Mark Knopfler — Hill Farmers Blues — или на следующую главу (прощание)</text:p>
      <text:p text:style-name="P57"/>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6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3"> </text:span><text:span text:style-name="T44">—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7"><text:soft-page-break/>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7"><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0">– Это ты называешь “дружбой”? – с </text:span>улыбкой хмыкнул<text:span text:style-name="T10"> я. – </text:span>Мне нравится твоё чувство юмора.</text:p>
      <text:p text:style-name="P57">Аликорница нахмурилась.</text:p>
      <text:p text:style-name="P57"><text:span text:style-name="T10">–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7"><text:span text:style-name="T49">– </text:span>“<text:span text:style-name="T1">Что я могу сделать, чтобы вернуть всё назад?</text:span>”</text:p>
      <text:p text:style-name="P17"><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9">– </text:span><text:span text:style-name="T35">Что бы это значило, Флер?</text:span></text:p>
      <text:p text:style-name="P17"><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45">&lt;</text:span><text:span text:style-name="T66">Mark Knopfler - </text:span><text:span text:style-name="T65">Hill Farmer's Blues</text:span><text:span text:style-name="T45">&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0">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5">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47"/>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7"><text:span text:style-name="T10">–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7">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6">&lt;Seal — Amazing <text:span text:style-name="T1">(T</text:span><text:span text:style-name="T10">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5">Я остановилась перед дверью. Четыре ярда брони отделяли меня от Эквестрии. Четыре ярда и двадцать пять лет.</text:p>
      <text:p text:style-name="P25"><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3">—</text:span><text:span text:style-name="T14"> </text:span><text:span text:style-name="T69">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3">***</text:p>
      <text:p text:style-name="P57">&lt;<text:span text:style-name="T68">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48">чёрный экран?</text:span></text:p>
      <text:p text:style-name="P54"/>
      <text:p text:style-name="P59">***</text:p>
      <text:p text:style-name="P57"/>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5">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93"/>
      <text:h text:style-name="Heading_20_2" text:outline-level="2">12. День сурка</text:h>
      <text:p text:style-name="P17">&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3">***</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0">– </text:span>Ты?!</text:p>
      <text:p text:style-name="P9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0">– М</text:span>ожет тогда, ты скажешь, что в нём пошло не так и почему к вам попал я, а не сверхаликорн?</text:p>
      <text:p text:style-name="P99"><text:span text:style-name="T10">– </text:span>Не скажу. Заклинания Стар Свирла Бородатого обычно если срабатывают, то без ошибок.</text:p>
      <text:p text:style-name="P57"><text:span text:style-name="T10">– Если </text:span>только <text:span text:style-name="T10">их правильно вызывают. – </text:span>пробурчал Спайк, возвращаясь в корзинку.</text:p>
      <text:p text:style-name="P45"><text:span text:style-name="T10">–</text:span> <text:span text:style-name="T1">Эмм. </text:span>Что он имел ввиду?</text:p>
      <text:p text:style-name="P45"><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5"><text:span text:style-name="T10">– </text:span><text:span text:style-name="T1">Да, завершилось всё препаршиво. Принцесса Луна сказала, лучше бы её обратно на Луну закинули.</text:span></text:p>
      <text:p text:style-name="P45"><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0">– </text:span><text:span text:style-name="T1">Хм. Нет.</text:span></text:p>
      <text:p text:style-name="P45"><text:span text:style-name="T10">– </text:span><text:span text:style-name="T1">А друзья?</text:span></text:p>
      <text:p text:style-name="P45"><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0">– </text:span>Привет, Эй-Джей! У тебя проблемы?</text:p>
      <text:p text:style-name="P57"><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0">–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0">–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10">– Г</text:span>отово. Принимай работу, хозяйка!</text:p>
      <text:p text:style-name="P57">Эпплджек стиснула меня в сокрушающих объятиях.</text:p>
      <text:p text:style-name="P57"><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0">–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0">–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9">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9">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0">– </text:span>Свободно? <text:span text:style-name="T10">– </text:span>спросил я у единственной пони, сидящей за столиком.</text:p>
      <text:p text:style-name="P57"><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10">– <text:s/></text:span>Пирог с грибами, яишницу и чизкейк<text:span text:style-name="T10"> – </text:span>сообщил я подошедшей официантке.</text:p>
      <text:p text:style-name="P57"><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7"><text:span text:style-name="T10">–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0">– </text:span>Вы, наверное, ждёте кого-то?</text:p>
      <text:p text:style-name="P60"><text:span text:style-name="T10">– </text:span>Неа.</text:p>
      <text:p text:style-name="P60"><text:span text:style-name="T10">– </text:span>Просто обедаете?</text:p>
      <text:p text:style-name="P60"><text:span text:style-name="T10">– </text:span>Неа.</text:p>
      <text:p text:style-name="P60"><text:span text:style-name="T10">– </text:span>Просто сидите и мрачно смотрите на меня?</text:p>
      <text:p text:style-name="P60"><text:span text:style-name="T10">– </text:span>Неа.</text:p>
      <text:p text:style-name="P60">Хм, а эта пони не из разговорчивых. Ну ладно.</text:p>
      <text:p text:style-name="P60"><text:span text:style-name="T10">– </text:span>А что же вы делаете?</text:p>
      <text:p text:style-name="P60"><text:span text:style-name="T10">– </text:span>Веселюсь. <text:span text:style-name="T10">– </text:span>мрачно заявила пони.</text:p>
      <text:p text:style-name="P60"><text:span text:style-name="T10">–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0">–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0">– </text:span>Мы с вами раньше встречались?</text:p>
      <text:p text:style-name="P60"><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0">– </text:span>Оставь, Салвер.<text:span text:style-name="T10"> </text:span>Ему за счёт заведения.</text:p>
      <text:p text:style-name="P57"><text:span text:style-name="T10">– </text:span>Ясно, мисс Пинки. <text:span text:style-name="T10">– </text:span>официантка кивнула и ушла.</text:p>
      <text:p text:style-name="P57"><text:span text:style-name="T10">– Ч</text:span>его-о-о?<text:span text:style-name="T10"> </text:span>Так это твой бар?</text:p>
      <text:p text:style-name="P57"><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7"><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0">– </text:span>У меня есть идея получше. <text:span text:style-name="T10">– </text:span>на свет показалась фляга Большого Макинтоша.</text:p>
      <text:p text:style-name="P57"><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0">– </text:span>Починил телегу. Только молчок про самогон, раз уж ты в курсе. <text:span text:style-name="T10">– </text:span>я разлил сидр по чашкам.</text:p>
      <text:p text:style-name="P57"><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0">–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10">– У </text:span>тебя такая смешная мордочка! <text:span text:style-name="T10">– </text:span>захихикали Пинки, покачиваясь. <text:span text:style-name="T10">– </text:span>Как будто ты <text:span text:style-name="T69">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0">– </text:span>Эммм... Скажи-ка мне, мой друг П-п-пинки... Легенда про фаэри <text:span text:style-name="T14">— </text:span><text:span text:style-name="T69">эт правда?</text:span></text:p>
      <text:p text:style-name="P57"><text:span text:style-name="T14">– </text:span><text:span text:style-name="T69">Какая из? Их много, вообще-то. Ик!</text:span></text:p>
      <text:p text:style-name="P57"><text:span text:style-name="T14">– </text:span><text:span text:style-name="T69">Про принцесс. Про то, что они фаэри, спустившиеся с неба во плоти, чтоб помогать пони управлять Эквестрией?</text:span></text:p>
      <text:p text:style-name="P57"><text:span text:style-name="T14">– </text:span><text:span text:style-name="T69">Макс, </text:span><text:span text:style-name="T14">– </text:span><text:span text:style-name="T69">захихикала Пинки, взъерошив копытами розовые кудряшки и попытавшись соорудить из них бороду, </text:span><text:span text:style-name="T14">–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14">–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7"><text:span text:style-name="T14">– </text:span><text:span text:style-name="T69">Ты что-о-о! Нельзя любить фаэри! Она похитит твоё сердце, и ты будешь искать её, пока не... </text:span><text:span text:style-name="T14">– </text:span><text:span text:style-name="T69">Пинки погрузилась в так и не съеденный салат «по-Кантерлотски» и захрапела.</text:span></text:p>
      <text:p text:style-name="P57"><text:span text:style-name="T14">– </text:span><text:span text:style-name="T69">Пока не умру?</text:span></text:p>
      <text:p text:style-name="P57"><text:span text:style-name="T14">– </text:span><text:span text:style-name="T69">Нет, глупенький, </text:span><text:span text:style-name="T14">– </text:span><text:span text:style-name="T69">пробулькала Пинки из миски. </text:span><text:span text:style-name="T14">– </text:span><text:span text:style-name="T69">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1"><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1"><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1"><text:span text:style-name="T10">–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0">– </text:span>Стооой! <text:span text:style-name="T10">– </text:span>заорал я. <text:span text:style-name="T10">– </text:span>Выпрыгивай из бочки!!!</text:p>
      <text:p text:style-name="P61">Кобылка-пилот улыбнулась и постукала копытцем по шлему, показывая, что не слышит меня.</text:p>
      <text:p text:style-name="P61"><text:span text:style-name="T10">– </text:span>Выпрыгивааа... <text:span text:style-name="T10">–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0">– </text:span>Смотри, вот те и ответ на вопрос, куда деваются пони!</text:p>
      <text:p text:style-name="P61"><text:span text:style-name="T10">– </text:span>Где? <text:span text:style-name="T10">– </text:span>единорожка начала оглядываться.</text:p>
      <text:p text:style-name="P61"><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1"><text:span text:style-name="T10">– </text:span>И что? Я всё равно не пойму, куда пони деваются? И куда пропала Скуталу?</text:p>
      <text:p text:style-name="P61"><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
      <text:p text:style-name="P62"><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7"/>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0">P.S. Н</text:span>е гневите мироздание воровством! <text:span text:style-name="T31">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1"/>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2">ZZ Top – Gimme all your lovin</text:p>
      <text:p text:style-name="P92">Mothley Crue – Kick Start My Heart</text:p>
      <text:p text:style-name="P61"><text:soft-page-break/><text:span text:style-name="T10">–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0">–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1"><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1"><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0">– </text:span>Это неправильно! <text:span text:style-name="T10">– </text:span>заявила Рэйнбоу Дэш, отвернувшись от окна.</text:p>
      <text:p text:style-name="P61"><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1"><text:span text:style-name="T10">– </text:span>Да я не про то! <text:span text:style-name="T10">– </text:span>отмахнулась пегаска. <text:span text:style-name="T10">– </text:span>Посмотри на поле.</text:p>
      <text:p text:style-name="P61"><text:span text:style-name="T10">– </text:span>И что? Поле как поле.</text:p>
      <text:p text:style-name="P61"><text:span text:style-name="T10">– </text:span>Оно не убрано. <text:span text:style-name="T10">– </text:span>мрачно ответила пегаска. <text:span text:style-name="T10">–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0">– </text:span>У самого посёлка поля убраны. Наверняка дойдёт дело и до остальных.</text:p>
      <text:p text:style-name="P61"><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0">– </text:span>Спасибо, но от пинкиных плюшек у меня фланки округляются.</text:p>
      <text:p text:style-name="P61"><text:span text:style-name="T10">– </text:span>Да ладно тебе, Рэйнбоу Дэш! От одной не округлятся.</text:p>
      <text:p text:style-name="P61"><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0"> </text:span>Как будто…</text:p>
      <text:p text:style-name="P61"><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0">–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0">– </text:span>Леди и джентльпони! Просьба не паниковать! Поезд дальше не идёт: впереди провал! <text:span text:style-name="T10">– </text:span>крикнул проводник.</text:p>
      <text:p text:style-name="P61"><text:span text:style-name="T10">– </text:span>Какой ещё, в дышло, провал? Я проезжал тут два дня назад!</text:p>
      <text:p text:style-name="P61"><text:span text:style-name="T10">– </text:span>Безобразие! Верните мне деньги за билет!</text:p>
      <text:p text:style-name="P61"><text:span text:style-name="T10">– </text:span>Как вы смеете! Я опоздаю в порт! <text:s/><text:span text:style-name="T10">–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0">– </text:span>Дэш, нам надо на ту сторону.</text:p>
      <text:p text:style-name="P61"><text:span text:style-name="T10">– </text:span>Нет проблем. Я могу тебя перенести.</text:p>
      <text:p text:style-name="P61">Я с сомнением посмотрел на пегаску. Дэш в холке была мне по пояс.</text:p>
      <text:p text:style-name="P61"><text:span text:style-name="T10">–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1">Мля.</text:p>
      <text:p text:style-name="P61"><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0">–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61"><text:span text:style-name="T10">– </text:span>Удостоверение личности предъявлять? <text:span text:style-name="T10">– </text:span>осведомился я.</text:p>
      <text:p text:style-name="P61"><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1">Дэш, ни слова не говоря, прислонила ухо к двери.</text:p>
      <text:p text:style-name="P61"><text:span text:style-name="T10">– </text:span>Будешь смеяться, но именно этим он и занят. Вызывает полицию по телефону. <text:span text:style-name="T10">– </text:span>сообщила пегаска.</text:p>
      <text:p text:style-name="P61"><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0">– </text:span>Сколько у нас времени?</text:p>
      <text:p text:style-name="P61">Дэш почесала в затылке.</text:p>
      <text:p text:style-name="P61"><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0">–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61">Снаружи послышался вой сирены и цокот множества копыт.</text:p>
      <text:p text:style-name="P61"><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0">– </text:span>Это твои двадцать минут? <text:span text:style-name="T10">– </text:span>возмутился я. <text:span text:style-name="T10">– </text:span>Да ещё и десяти не прошло!</text:p>
      <text:p text:style-name="P61">Дэш вымучено скривилась.</text:p>
      <text:p text:style-name="P61"><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1">Я разбил топором стеклянные дверцы прибора и вытащил рубины.</text:p>
      <text:p text:style-name="P61"><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0">– </text:span>Ну уж фигушки. Я тебя тут не оставлю.</text:p>
      <text:p text:style-name="P61"><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0">– Н</text:span>е тупи! <text:span text:style-name="T10">– </text:span>упрямо мотнула головой пегаска. <text:span text:style-name="T10">–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0">– </text:span>Быстро за мной! <text:span text:style-name="T10">–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0">– Ю-</text:span>хууу<text:span text:style-name="T10">!!!</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0">–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0">– </text:span>Макс, подвинься!</text:p>
      <text:p text:style-name="P61">Пегаска оттеснила меня крупом и повернулась к двери задом.</text:p>
      <text:p text:style-name="P61"><text:span text:style-name="T10">–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0">– </text:span>Ты чего на меня так уставился? <text:span text:style-name="T10">– </text:span>подозрительно спросила пегаска.</text:p>
      <text:p text:style-name="P61"><text:span text:style-name="T10">– </text:span>Да так… Не ожидал, что ты такая…</text:p>
      <text:p text:style-name="P61"><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0">– </text:span>Ты! Не! По! Нял! Те! Бе! Не! Льзя! Тут! Ос! Та! ВАТЬСЯ!!! <text:span text:style-name="T10">–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0">–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0">–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0">–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0">–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0">– </text:span>А это у нас кто? Гмм. Пегаска. Вот так раз! Рэйнбоу Дэш! Какими судьбами?</text:p>
      <text:p text:style-name="P61"><text:span text:style-name="T10">– </text:span>ТРИКСИ! <text:span text:style-name="T10">– <text:s/></text:span>фейсхуфнула Дэш. <text:span text:style-name="T10">– </text:span>Во имя Селестии, ЧТО ты тут делаешь?!!</text:p>
      <text:p text:style-name="P61"><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1"><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1"><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0">– </text:span>Ей ведь нельзя рассказывать, да?</text:p>
      <text:p text:style-name="P61"><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0">– </text:span>ОГО!</text:p>
      <text:p text:style-name="P61">Единорожка аж уселась на крыльцо от удивления.</text:p>
      <text:p text:style-name="P61"><text:span text:style-name="T10">–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0">– </text:span>Мы приняли решение не выдавать вас полиции в обмен на то, что вы расскажете нам о вашей секретной миссии!</text:p>
      <text:p text:style-name="P61"><text:span text:style-name="T10">– </text:span>Не пойдёт! <text:span text:style-name="T10">– </text:span>заявил я. <text:span text:style-name="T10">– </text:span>Я уже сказал, что это тайна. Мне добавить нечего.</text:p>
      <text:p text:style-name="P61"><text:span text:style-name="T10">– </text:span>Да неужели? <text:span text:style-name="T10">– </text:span>захлопала ресницами Трикси. <text:span text:style-name="T10">–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1"><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0">–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1">Исчезновение дневной главы диархии: Эквестрия в панике!</text:span>» (статья двухдневной давности).</text:p>
      <text:p text:style-name="P61">«<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1">«<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0"><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0">–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0">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50">&lt;<text:span text:style-name="T73">David Bowie - Lets Dance/ Ashes To Ashes</text:span></text:p>
      <text:p text:style-name="P50"><text:span text:style-name="T73">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1">Добро пожаловать в Груммингтон! Вам здесь рады!</text:span></text:p>
      <text:p text:style-name="P61"><text:span text:style-name="T31">Население города </text:span><text:span text:style-name="T74">302 пони</text:span><text:span text:style-name="T31">.</text:span></text:p>
      <text:p text:style-name="P61"><text:span text:style-name="T74">250 пони</text:span><text:span text:style-name="T31">.</text:span></text:p>
      <text:p text:style-name="P61"><text:span text:style-name="T74">125 поней</text:span><text:span text:style-name="T31">.</text:span></text:p>
      <text:p text:style-name="P61"><text:span text:style-name="T31">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4">37 пни</text:span></text:p>
      <text:p text:style-name="P78">24пн</text:p>
      <text:p text:style-name="P78">15</text:p>
      <text:p text:style-name="P61"><text:span text:style-name="T31">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1">Добро пожаловать в Груммингтон! Вам здесь рады!</text:span></text:p>
      <text:p text:style-name="P61"><text:span text:style-name="T31">Население города </text:span><text:span text:style-name="T74">302 пони</text:span><text:span text:style-name="T31">.</text:span></text:p>
      <text:p text:style-name="P61"><text:span text:style-name="T74">250 пони</text:span><text:span text:style-name="T31">.</text:span></text:p>
      <text:p text:style-name="P61"><text:span text:style-name="T74">125 поней</text:span><text:span text:style-name="T31">.</text:span></text:p>
      <text:p text:style-name="P61"><text:span text:style-name="T31">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0">&lt;</text:span><text:span text:style-name="T62">Metallica-Enter Sandman</text:span><text:span text:style-name="T10">&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1">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0">–</text:span> А какой у тебя там был образ жизни?</text:p>
      <text:p text:style-name="P61"><text:span text:style-name="T10">–</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0">–</text:span> Дискордовы яйца! Ты сидел в тюрьме? За что тебя посадили?</text:p>
      <text:p text:style-name="P61"><text:span text:style-name="T10">–</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3">Пегаска <text:span text:style-name="T10">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5">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5">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0">—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0">– </text:span>Выф-выф-вуф! <text:span text:style-name="T10">– </text:span>возразил я.</text:p>
      <text:p text:style-name="P63">Отпихнув от лица живот пегаски и выплюнув шерсть, я продолжил.</text:p>
      <text:p text:style-name="P63"><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0">– </text:span>Бе-бе-бе! <text:span text:style-name="T10">– </text:span>устало передразнила меня Дэш. <text:span text:style-name="T10">–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0">– </text:span>Дэш, я знаю. Просто не могу о ней забыть.</text:p>
      <text:p text:style-name="P63">Пегаска тяжело поднялась.</text:p>
      <text:p text:style-name="P63"><text:span text:style-name="T10">– </text:span>Везёт же некоторым. <text:span text:style-name="T10">– </text:span>пробормотала она, раскрывая крылья для просушки.</text:p>
      <text:p text:style-name="P63">…</text:p>
      <text:p text:style-name="P63"><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1">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1">Mothley Crue – Cickstart my heart</text:span>&gt;</text:p>
      <text:p text:style-name="P63">«<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0">–</text:span> Про меня таки забыли. Отлично.</text:p>
      <text:p text:style-name="P63"><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3"><text:span text:style-name="T10">–</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0">– </text:span>Твайлайт, привет! Мы вернулись! <text:span text:style-name="T10">–</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0">– К</text:span>АКОГО ХУЯ?!! Твайлайт, ёб твою понимать, ты чё творишь? <text:span text:style-name="T10">– </text:span>я вцепился в ручку двери.</text:p>
      <text:p text:style-name="P63"><text:span text:style-name="T10">– </text:span>Твайли, ты чего? <text:span text:style-name="T10">– </text:span>брыкалась Дэш. <text:span text:style-name="T10">– </text:span>Немедленно опусти меня на пол!</text:p>
      <text:p text:style-name="P63"><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0">–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0">– </text:span>Твайлайт, не смей! <text:span text:style-name="T10">– </text:span>хриплым от ужаса голосом прошептал я.</text:p>
      <text:p text:style-name="P63"><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0">–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0">– О</text:span>у! <text:span text:style-name="T75">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0">– </text:span>Хрен-то тебе зачем? <text:span text:style-name="T10">– </text:span>с бессильной злостью спросил я. <text:span text:style-name="T10">– </text:span><text:span text:style-name="T75">Т</text:span>ы собираешься устроить филиал порнхаба для пони-извращенцев?</text:p>
      <text:p text:style-name="P63"><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0">– </text:span>А если попроще?</text:p>
      <text:p text:style-name="P63"><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3"><text:span text:style-name="T10">–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10">–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0">–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0">–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0">– </text:span>Никогда, слышишь, никогда больше не смей подымать меня...</text:p>
      <text:p text:style-name="P63"><text:span text:style-name="T10">– </text:span>Откуда я знала, что резонансное заклинание так среагирует на...</text:p>
      <text:p text:style-name="P63"><text:span text:style-name="T10">– М</text:span>акс? <text:span text:style-name="T10">– </text:span>пегаска заметила, что я открыл глаза. <text:span text:style-name="T10">– </text:span>Ты в порядке?</text:p>
      <text:p text:style-name="P63">Я издал нечто среднее между брачным рёвом лося и стоном умирающего слона.</text:p>
      <text:p text:style-name="P63"><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0">–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3"><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3"><text:span text:style-name="T10">– </text:span>Тебе-то на Понивилль точно махать! <text:span text:style-name="T10">– </text:span>огрызнулась фермерша. <text:span text:style-name="T10">– Т</text:span>вой дом, поди, не зацепит.</text:p>
      <text:p text:style-name="P63"><text:span text:style-name="T10">– </text:span>Что ты сказала? А ну, повтори? <text:span text:style-name="T10">– </text:span>взвилась пегаска.</text:p>
      <text:p text:style-name="P63"><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3"><text:span text:style-name="T10">– </text:span>Ась?</text:p>
      <text:p text:style-name="P63"><text:span text:style-name="T10">– </text:span>Что?</text:p>
      <text:p text:style-name="P63"><text:span text:style-name="T10">– </text:span>Какой? <text:span text:style-name="T10">– </text:span>разом <text:span text:style-name="T10">о</text:span>бернулась ко мне компания.</text:p>
      <text:p text:style-name="P63"><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3"><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3"><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0">– </text:span>Рэр, иногда лучше жевать, чем говорить. Вот честно!</text:p>
      <text:p text:style-name="P63"><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0">– </text:span>Они лежали в нагрудном кармане рубашки.</text:p>
      <text:p text:style-name="P63">Твайлайт отвлеклась от доски.</text:p>
      <text:p text:style-name="P63"><text:span text:style-name="T10">–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0">– </text:span>Вот, прибрался малёхо. Но с потолка сажу ещё не успел счистить, там стремянка нужна.</text:p>
      <text:p text:style-name="P63"><text:span text:style-name="T10">– </text:span>Спайки-Вайки, не выкидывай одежду, пожалуйста. В ней должны быть рубины.</text:p>
      <text:p text:style-name="P63"><text:span text:style-name="T10">– </text:span>Какие ещё рубины? <text:span text:style-name="T10">– </text:span>переспросил Спайк и зажевал быстрее.</text:p>
      <text:p text:style-name="P63"><text:span text:style-name="T10">–</text:span> Резонаторные! <text:span text:style-name="T10">–</text:span> холодея, ответил я. <text:span text:style-name="T10">– </text:span>В кармане рубашки должны лежать четыре кристалла.</text:p>
      <text:p text:style-name="P63"><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9"/>
      <text:p text:style-name="P63">…</text:p>
      <text:p text:style-name="P63"/>
      <text:p text:style-name="P63"><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0">– </text:span>Макс. Ты сейчас правильный, или нет?</text:p>
      <text:p text:style-name="P63"><text:span text:style-name="T10">– </text:span>Макс, ты как? Тебе уже лучше? <text:span text:style-name="T10">– </text:span>в прямоугольнике появилась голова Рэйнбоу Дэш.</text:p>
      <text:p text:style-name="P63"><text:span text:style-name="T10">– </text:span>Фигурально выражаясь, ты в себе? <text:span text:style-name="T10">– </text:span>вклинилась между ними Твайлайт Спаркл.</text:p>
      <text:p text:style-name="P63"><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0">– </text:span>Отпустите. Я уже правильный. <text:span text:style-name="T10">–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3"><text:span text:style-name="T10">– </text:span>Спайк!!! Немедленно... <text:s/>сбегай в лавку к Кейкам за выпечкой! Нам всем нужно успокоиться.</text:p>
      <text:p text:style-name="P63"><text:span text:style-name="T10">–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3"><text:span text:style-name="T10">– </text:span>Не беспокойся, всё просчитано. Я уверена, я подчёркиваю, абсолютно уверена в безопасности эксперимента!</text:p>
      <text:p text:style-name="P63"><text:span text:style-name="T10">– </text:span>Ой, чего-то мне нехорошо становится, когда ты так говоришь...</text:p>
      <text:p text:style-name="P63"><text:span text:style-name="T10">–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1">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0">– </text:span>А-а-а, ты всё-таки пришёл… <text:span text:style-name="T10">–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0">–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0">–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0">– </text:span>Сожалеем, что не можем убить тебя.</text:p>
      <text:p text:style-name="P63">Обернувшись я встречаюсь с рогом аликорницы, нацеленным мне в грудь.</text:p>
      <text:p text:style-name="P63"><text:span text:style-name="T10">–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0">–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0">–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0">– </text:span>Кимеринн погиб, чтобы ты жил.</text:p>
      <text:p text:style-name="P63">Шаг назад.</text:p>
      <text:p text:style-name="P63"><text:span text:style-name="T10">– </text:span>Сел осталась без магии и развоплотилась из-за тебя.</text:p>
      <text:p text:style-name="P63">Шаг назад.</text:p>
      <text:p text:style-name="P63"><text:span text:style-name="T10">–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0">–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7"/>
      <text:p text:style-name="P65">***</text:p>
      <text:p text:style-name="P6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0">– </text:span>Ну что? Увидел что-нибудь, сахарок?</text:p>
      <text:p text:style-name="P63">Пони уставились на меня с надеждой.</text:p>
      <text:p text:style-name="P63"><text:span text:style-name="T10">– </text:span>Да.</text:p>
      <text:p text:style-name="P63">Откровение давило на психику как тонна кирпичей. Я не знал, что им сказать. Я не мог.</text:p>
      <text:p text:style-name="P63"><text:span text:style-name="T10">– П</text:span>ревосходно!</text:p>
      <text:p text:style-name="P63"><text:span text:style-name="T10">– </text:span>Это просто супер-дупер-здоровски-потрясно!</text:p>
      <text:p text:style-name="P63"><text:span text:style-name="T10">– </text:span>Йей!</text:p>
      <text:p text:style-name="P63"><text:span text:style-name="T10">– </text:span>Ю-ху!</text:p>
      <text:p text:style-name="P63"><text:span text:style-name="T10">– О</text:span>фигенно! Мы победили! Макс, ты молодец!</text:p>
      <text:p text:style-name="P63"><text:span text:style-name="T10">– </text:span>Замечательно! Секундочку, я приготовлю дневник…</text:p>
      <text:p text:style-name="P63">Восторг пони постепенно сменился ожиданием. Я молчал.</text:p>
      <text:p text:style-name="P63"><text:span text:style-name="T10">– </text:span>Э-м-м? И что же ты увидел? <text:span text:style-name="T10">– </text:span>не выдержала Твайлайт.</text:p>
      <text:p text:style-name="P63"><text:span text:style-name="T10">– </text:span>Я… не могу сказать.</text:p>
      <text:p text:style-name="P63">Ожидание сменилось недоумением. Рэйнбоу Дэш насмешливо скривила губы.</text:p>
      <text:p text:style-name="P63"><text:span text:style-name="T10">– </text:span>Да ладно! Кончай прикалываться, мы же ждём! Шутка зачлась!</text:p>
      <text:p text:style-name="P63"><text:span text:style-name="T10">– </text:span>Не могу!!!</text:p>
      <text:p text:style-name="P63"/>
      <text:p text:style-name="P63">…</text:p>
      <text:p text:style-name="P63"/>
      <text:p text:style-name="P63">Молчание прервала Эпплджек.</text:p>
      <text:p text:style-name="P63"><text:span text:style-name="T10">– </text:span>Сахарок, с тобой всё в порядке?</text:p>
      <text:p text:style-name="P63">Дэш подошла ко мне вплотную, обняла мою голову и прижалась нос к носу.</text:p>
      <text:p text:style-name="P63"><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3">Я высвободился из объятий пегаски.</text:p>
      <text:p text:style-name="P63"><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0">– </text:span>Конски яблоки! Вот это поворот! А мне так хотелось узнать, что за нечисть тут орудует!</text:p>
      <text:p text:style-name="P63"><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0">– </text:span>Рэр, отвали!</text:p>
      <text:p text:style-name="P63"><text:span text:style-name="T10">– </text:span>Оу, какие страсти! Ладно-ладно, не сердись, дорогая, не мешаю!</text:p>
      <text:p text:style-name="P63"><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0">– </text:span>Стойте!</text:p>
      <text:p text:style-name="P63">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3"><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3">…</text:p>
      <text:p text:style-name="P63">«<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2">слишком громко думать. И сообщить способ спасения — означает его разрушить.</text:span>»</text:p>
      <text:p text:style-name="P63">…</text:p>
      <text:p text:style-name="P63"><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3">Пегаска сжала голову копытами.</text:p>
      <text:p text:style-name="P63"><text:span text:style-name="T10">–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3"><text:span text:style-name="T10">–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3"><text:span text:style-name="T10">– </text:span>Бедный котик. <text:span text:style-name="T10">– </text:span>прошептала Флаттершай.</text:p>
      <text:p text:style-name="P63">Я насторожился, услышав знакомое заклинание.</text:p>
      <text:p text:style-name="P63"><text:span text:style-name="T10">– </text:span>Стой! Откуда тебе известно про заклинание Стирания?</text:p>
      <text:p text:style-name="P63"><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3"><text:span text:style-name="T10">– </text:span>Гм. Ну ладно, продолжай.</text:p>
      <text:p text:style-name="P63"><text:span text:style-name="T10">– </text:span>Так вот, по условию эксперимента известно, что вероятность того, что кто-то откроет ящик, ненулевая.</text:p>
      <text:p text:style-name="P63"><text:span text:style-name="T10">– </text:span>И что это означает, дорогая? <text:span text:style-name="T10">– </text:span>спросила Рэрити.</text:p>
      <text:p text:style-name="P63"><text:soft-page-break/><text:span text:style-name="T10">– </text:span>Это значит, что кто-нибудь когда-нибудь обязательно откроет его.</text:p>
      <text:p text:style-name="P63"><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3"><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0">–</text:span> То есть, ты хочешь сказать, что мы все — навроде этого кота, а Макс боится открыть ящик? Чтоб мы не исчезли окончательно?</text:p>
      <text:p text:style-name="P63"><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0">– </text:span>Лягать! <text:span text:style-name="T10">– </text:span>выругалась Дэш. <text:span text:style-name="T10">– </text:span>Значит, наши усилия по доставке резонаторов пошли лесом.</text:p>
      <text:p text:style-name="P63"><text:span text:style-name="T10">–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0">– </text:span>Тихо! Спайк, будь добр, сбегай к Кейкам за выпечкой. Нам надо успокоиться. Макс, хоть про Селестию ты нам можешь рассказать?</text:p>
      <text:p text:style-name="P63"><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3"><text:span text:style-name="T10">– А </text:span>как ты узнал… <text:span text:style-name="T10">– </text:span>начала было единорожка, но её перебил напряжённый голос Спайка.</text:p>
      <text:p text:style-name="P63"><text:span text:style-name="T10">– </text:span>Твай! <text:span text:style-name="T10">– </text:span>дракончик стоял в дверях спиной к нам. <text:span text:style-name="T10">–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0">–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3">Мы с пегаской застыли в синем левитационном поле и поплыли к Луне.</text:p>
      <text:p text:style-name="P63"><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0">–</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3">Добавить в главы с Твайлайт её попытки заигрывания с Максом</text:span><text:span text:style-name="T10">&gt;</text:span></text:p>
      <text:p text:style-name="P63">В голосе лавандовой единорожки звучал металл. Мы опять полетели к Твайлайт.</text:p>
      <text:p text:style-name="P63"><text:span text:style-name="T10">–</text:span> ДОВОЛЬНО! НАМ НАДОЕЛА ЭТА НЕПОКОРНОСТЬ! ПОЗНАЙ ГНЕВ ПРИНЦЕССЫ НОЧИ!!!</text:p>
      <text:p text:style-name="P63"><text:span text:style-name="T10">–</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3"><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3"><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3"><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0">– О</text:span>хренеть! <text:span text:style-name="T10">– </text:span>чертыхнулся Спайк. <text:span text:style-name="T10">– </text:span><text:s/>Твай, она создаёт сферу стихий!</text:p>
      <text:p text:style-name="P63"><text:span text:style-name="T10">– </text:span>Вижу! <text:span text:style-name="T10">– </text:span>донёсся голос единорожки из-под потолка. <text:span text:style-name="T10">–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0">– </text:span>Погоди. У меня есть вариант получше.</text:p>
      <text:p text:style-name="P63">Я вылез из-под шкафа и попрыгал на одной ноге в центр зала.</text:p>
      <text:p text:style-name="P63"><text:span text:style-name="T10">– </text:span>Стойте! Прекратите! Да остановитесь же!!!</text:p>
      <text:p text:style-name="P63">Аликорница и шестёрка уставились на меня.</text:p>
      <text:p text:style-name="P63"><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3"><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0">– </text:span>Как ты её назвал? <text:span text:style-name="T10">– </text:span>отвалилась челюсть у аликорницы.</text:p>
      <text:p text:style-name="P63"><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3"><text:span text:style-name="T10">– </text:span>Что? <text:span text:style-name="T10">–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0">–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0">– </text:span>Что тут случилось? Почему все висят в воздухе? И всё вот это?</text:p>
      <text:p text:style-name="P63">Голос Спайка откуда-то из подвала ответил:</text:p>
      <text:p text:style-name="P63"><text:span text:style-name="T10">– </text:span>Потому что Твайлайт остановила время. В радиусе девяти метров, как мне кажется. Или десяти.</text:p>
      <text:p text:style-name="P63"><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0">–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0">–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0">– </text:span>Эмм, я вам подхожу?</text:p>
      <text:p text:style-name="P63"><text:span text:style-name="T10">– </text:span>КТО ТЫ?</text:p>
      <text:p text:style-name="P63"><text:span text:style-name="T10">– </text:span>Эмм, Лира Хартстрингс, единорог. Я не то, чтобы маг, моя специализация — музыка…</text:p>
      <text:p text:style-name="P63"><text:span text:style-name="T10">– </text:span>ГОДИТСЯ! ТЫ ВИДИШЬ ТОЧКУ СИНГУЛЯРНОСТИ?</text:p>
      <text:p text:style-name="P63"><text:span text:style-name="T10">– </text:span>Эмм?</text:p>
      <text:p text:style-name="P63">Голос Спайка пояснил:</text:p>
      <text:p text:style-name="P63"><text:span text:style-name="T10">– </text:span>Вон та яркая искорка над лестницей, у которой вся картинка искривляется.</text:p>
      <text:p text:style-name="P63"><text:span text:style-name="T10">– </text:span>Да! Вижу.</text:p>
      <text:p text:style-name="P63"><text:span text:style-name="T10">– </text:span>ТЕПЕРЬ ЛЕВИТИРУЙ ПРИМАТА В ТОЧКУ СИНГУЛЯРНОСТИ.</text:p>
      <text:p text:style-name="P63"><text:span text:style-name="T10">– </text:span>Чего?!! <text:span text:style-name="T10">– </text:span>возопило моё малое сознание.</text:p>
      <text:p text:style-name="P63"><text:span text:style-name="T10">– </text:span>Эмм… Зачем?</text:p>
      <text:p text:style-name="P63"><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3"><text:span text:style-name="T10">– </text:span>Вы даёте слово, что человеку не будет причинён вред? <text:span text:style-name="T10">– </text:span>голос Лиры обрёл непривычную твёрдость.</text:p>
      <text:p text:style-name="P63"><text:span text:style-name="T10">– </text:span>КАК ТЫ СМЕЕШЬ СОМНЕВАТЬСЯ В НАС, СВОЕЙ ПРИНЦЕССЕ?</text:p>
      <text:p text:style-name="P63"><text:span text:style-name="T10">– Я </text:span>не сомневаюсь в вас, Ваше Высочество… Потому и требую слова!</text:p>
      <text:p text:style-name="P63"><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0">– </text:span>Ну, блядь, спасибо! <text:span text:style-name="T10">– </text:span>подумал я.</text:p>
      <text:p text:style-name="P63"><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0">–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0">– </text:span>Давай по-порядку. <text:span text:style-name="T10">– о</text:span>становила меня Луна. <text:span text:style-name="T10">–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0">– </text:span>Теперь ты понимаешь, почему Мы виним тебя в развоплощении сестры?</text:p>
      <text:p text:style-name="P63"><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3">Луна пристально взглянула на меня и понимающе склонила голову.</text:p>
      <text:p text:style-name="P63"><text:span text:style-name="T10">– </text:span>Мы знаем, иногда так бывает. Продолжай.</text:p>
      <text:p text:style-name="P63"><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0">– </text:span>Да, помним.</text:p>
      <text:p text:style-name="P63"><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3">Луна сморщила нос при этих словах, но всё же кивнула.</text:p>
      <text:p text:style-name="P63"><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0">– </text:span>Я приглашу их. Они не откажутся.</text:p>
      <text:p text:style-name="P63"><text:span text:style-name="T10">– </text:span>Что ж, ещё одной проблемой меньше. Теперь нужно решить, как найти Сел. Кто-то должен отправиться за ней.</text:p>
      <text:p text:style-name="P63"><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3"><text:span text:style-name="T10">– </text:span>А если…</text:p>
      <text:p text:style-name="P63"><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3"><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0">– </text:span>Почему же ты не смогла найти меня с его помощью?</text:p>
      <text:p text:style-name="P63">Аликорница смутилась.</text:p>
      <text:p text:style-name="P63"><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3"><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3"><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3"><text:span text:style-name="T10">– </text:span>А также совместить приятное с полезным. <text:span text:style-name="T10">– </text:span>не удержался я.</text:p>
      <text:p text:style-name="P57">Луна бросила на меня тяжёлый взгляд.</text:p>
      <text:p text:style-name="P61"><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15">–</text:span> Тогда зачем она..?</text:p>
      <text:p text:style-name="P57"><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1"><text:span text:style-name="T16">–</text:span> А другие? Они тоже… давали мне потому, что считали меня последним шансом?</text:p>
      <text:p text:style-name="P61">У аликорницы отвалилась челюсть.</text:p>
      <text:p text:style-name="P61"><text:span text:style-name="T16">–</text:span> Другие? Кто ещё?<text:span text:style-name="T10"> </text:span>С кем ещё у тебя были… отношения?</text:p>
      <text:p text:style-name="P57"><text:span text:style-name="T15">–</text:span> С Рэйнбоу Дэш <text:span text:style-name="T15">–</text:span> ответил я несчастным голосом. <text:span text:style-name="T15">–</text:span> И, может быть, с Пинки.</text:p>
      <text:p text:style-name="P57"><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15">–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0">– </text:span>Спасибо, Дэш. Ты настоящий друг.</text:p>
      <text:p text:style-name="P63"><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84" text:outline-level="2">19. <text:span text:style-name="T1">Лучший</text:span> Гранд Галопин<text:span text:style-name="T1">г</text:span> Гала <text:span text:style-name="T1">в истории</text:span></text:h>
      <text:p text:style-name="P88">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3">Я вытащил из кармана пасочку аликорна, подаренную мне кобылкой в Груммингтоне, и положил её на подоконник рядом с фигуркой.</text:p>
      <text:p text:style-name="P63">Тук-тук-тук!</text:p>
      <text:p text:style-name="P63"><text:span text:style-name="T10">– </text:span>Макс, ты тут? <text:span text:style-name="T10">–</text:span>Дэш просунула нос в дверь, не дожидаясь отклика. <text:span text:style-name="T10">– </text:span>Ага, вот ты где! Я с тобой!</text:p>
      <text:p text:style-name="P63"><text:soft-page-break/>Она швырнула перемётные сумки мне на постель и пошла к выходу.</text:p>
      <text:p text:style-name="P63"><text:span text:style-name="T10">– </text:span>Ну, чего застрял? Пошли скорее, а то на хавчик опоздаем! <text:span text:style-name="T10">–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0">– </text:span>Располагайтесь. <text:span text:style-name="T10">–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3"><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3"><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0">–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text:soft-page-break/>– Прекрати паясничать! – негромко сказала Луна.</text:p>
      <text:p text:style-name="P63">–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8">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text:soft-page-break/>– Кто первый добежит, тот… эмм…</text:p>
      <text:p text:style-name="P63">– Суперсветоч!</text:p>
      <text:p text:style-name="P63">– Агась! Галагалоперы, вперёд!</text:p>
      <text:p text:style-name="P63">–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71">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3">…</text:p>
      <text:p text:style-name="P63"><text:soft-page-break/>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text:soft-page-break/>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text:soft-page-break/></text:p>
      <text:p text:style-name="P63">…</text:p>
      <text:p text:style-name="P63"/>
      <text:p text:style-name="P6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text:soft-page-break/>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1">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text:soft-page-break/>Драконикус для наглядности плюнул. Плевок затормозил у потолка, изменил направление на девяносто градусов и вылетел в окно.</text:p>
      <text:p text:style-name="P6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3"><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3">…</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5"><text:span text:style-name="T10">–</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text:soft-page-break/>– В случае Дискорда — остаться НЕ в своём уме. Но в остальном — верно. Мы не дадим тебя в обиду, Макс.</text:p>
      <text:p text:style-name="P6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1"><text:span text:style-name="T10">~~~ </text:span>Человек Макс <text:span text:style-name="T10">~~~</text:span></text:p>
      <text:p text:style-name="P81">Паспорт гражданина Эквестрии</text:p>
      <text:p text:style-name="P80">Выдан человеку Максу</text:p>
      <text:p text:style-name="P8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79">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text:soft-page-break/>– Похоже, мы выиграли этот бой. – тихо сказала Луна. – Нам стоило использовать «Конкордию» и в первый раз.</text:p>
      <text:p text:style-name="P63">–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text:soft-page-break/>– <text:span text:style-name="T31">ПОНИ! ВЫ ЗАЕБАЛИ!!! ВЫ ДАДИТЕ МНЕ СПАТЬ, ИЛИ НЕТ?!! КЛЯНУСЬ ХВОСТОМ, ВЫ ТАКИ ОТ МЕНЯ ОТСТАНЕТЕ, НЕ БУДЬ Я АГАМЕМНОН-БЕСКЛАННИК!</text:span></text:p>
      <text:p text:style-name="P63">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3">Описать нарастание депрессивных мыслей от описанных случая к случаю</text:span><text:span text:style-name="T10">&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text:soft-page-break/></text:p>
      <text:p text:style-name="P6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2">~~~~~</text:p>
      <text:p text:style-name="P5"/>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23">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8">–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2"/>
      <text:p text:style-name="P52">~~~~~</text:p>
      <text:p text:style-name="P22">&lt;<text:span text:style-name="T24">Макс и ко появляются на Терре со сдвигом по времени (как и Кимеринн)?</text:span>&gt;</text:p>
      <text:p text:style-name="P9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
      <text:p text:style-name="P52">~~~~~</text:p>
      <text:p text:style-name="P5"/>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text:soft-page-break/>21. Прибытие</text:h>
      <text:p text:style-name="P57">&lt;<text:span text:style-name="T87">Bowie — Ashes to ashes</text:span>&gt;</text:p>
      <text:p text:style-name="P57"/>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41"/>
      <text:p text:style-name="P68">***</text:p>
      <text:p text:style-name="P67"/>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p text:style-name="P65">***</text:p>
      <text:p text:style-name="P63"><text:soft-page-break/></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6">Решение.</text:p>
      <text:p text:style-name="P16">…</text:p>
      <text:p text:style-name="P16"/>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5">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75">«Похвальная самокритика» – подумал я.</text:p>
      <text:p text:style-name="P1">– <text:span text:style-name="T75">Мне надо </text:span><text:span text:style-name="T1">было</text:span><text:span text:style-name="T75">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5">–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5">– Бу-га-га! А вот об этом уже не беспокойся! Сколько там нам времени Хмурая Метёлка дала — месяц?</text:p>
      <text:p text:style-name="P5">– Уже без трёх дней.</text:p>
      <text:p text:style-name="P5">– Супер!</text:p>
      <text:p text:style-name="P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5">–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5">С этими словами драконикус смылся вниз по лестнице, перепрыгивая через пять ступенек.</text:p>
      <text:p text:style-name="P5">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5">Улыбающаяся рожица дверей разошлась в стороны и я сделал шаг вперёд, погружённый в свои мысли.</text:p>
      <text:p text:style-name="P5">Меня спасла только <text:span text:style-name="T88">реакция и </text:span>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text:soft-page-break/>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7"/>
      <text:h text:style-name="Heading_20_2" text:outline-level="2">22. След?</text:h>
      <text:p text:style-name="P166"/>
      <text:p text:style-name="P167">Чайник тихо<text:span text:style-name="T91">нько</text:span> забормотал, забулькал и выключился. Эпплджек разлила кипяток по чашкам и достала из шкафчика печенье.</text:p>
      <text:p text:style-name="P164">– <text:span text:style-name="T90">Тебе какой, Флатти?</text:span></text:p>
      <text:p text:style-name="P164">– <text:span text:style-name="T90">Ммм… Мятный, если можно.</text:span></text:p>
      <text:p text:style-name="P165"><text:span text:style-name="T90">Флаттершай, не отрываясь от ноутбука, добавила ложку мёда в чашку и стала осторожно помешивать.</text:span><text:span text:style-name="T19"> На экране разноцветные пони спасали Эквестрию от злого но обаятельного Дискорда.</text:span></text:p>
      <text:p text:style-name="P164">– <text:span text:style-name="T90">Анон?</text:span></text:p>
      <text:p text:style-name="P164">– <text:span text:style-name="T91">С бергамотом.</text:span></text:p>
      <text:p text:style-name="P169">Некоторое время в кухне был слышен только звон ложечек о чашки, </text:p>
      <text:p text:style-name="P164"/>
      <text:p text:style-name="P163">– <text:span text:style-name="T89">Кто бы мог подумать, что это прохвост смоется при первой же оказии!</text:span></text:p>
      <text:p text:style-name="P168"/>
      <text:p text:style-name="P7">– </text:p>
      <text:p text:style-name="P5"/>
      <text:p text:style-name="P5"/>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76">Разговор не клеился.</text:p>
      <text:p text:style-name="P175"><text:span text:style-name="T33">Флаттершай, отвернувшись от нашей компании, смотрела флэш-мультик, в котором </text:span></text:p>
      <text:p text:style-name="P175"><text:span text:style-name="T33"/></text:p>
      <text:p text:style-name="P17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74"><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74"><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74"><text:span text:style-name="T10">– </text:span>Ну хорошо. Убедила. В конце-концов, можем поступить так. Вы с Флатти вернётесь обратно а я продолжу поиски здесь.</text:p>
      <text:p text:style-name="P174"><text:soft-page-break/><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74"><text:span text:style-name="T10">– </text:span>Вы можете связываться со мной раз в месяц по коридору.</text:p>
      <text:p text:style-name="P174"><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74"><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74">Эпплджек недоверчиво хмыкнула.</text:p>
      <text:p text:style-name="P174"><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74"><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74"><text:span text:style-name="T10">– </text:span>Конечно оставаться. Кто ещё, кроме нас, может найти её?</text:p>
      <text:p text:style-name="P174"><text:span text:style-name="T10">– </text:span>Я думал, ты не сможешь оставить Энджела и всех остальных надолго.</text:p>
      <text:p text:style-name="P174"><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73"><text:span text:style-name="T10">– </text:span>Извини, Флаттершай, забылся.</text:p>
      <text:p text:style-name="P173"><text:span text:style-name="T10">– </text:span>Та ладно, я ж не против, – возразила Эпплджек. – Не парься, Флатти. Было б хуже, если б он <text:s/>назвал меня Эпплджек на людях.</text:p>
      <text:p text:style-name="P173"><text:span text:style-name="T10">– </text:span>Ты так... – запнулась Флаттершай. – Так быстро забыла свою ферму. И...</text:p>
      <text:p text:style-name="P17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73"><text:span text:style-name="T10">– </text:span>Как ты можешь так говорить? – расплакалась Флаттершай.</text:p>
      <text:p text:style-name="P173"><text:span text:style-name="T10">– </text:span>Эй, девушки, не ссорьтесь! Мы — одна команда! И надеюсь, останемся ею и в дальнейшем. </text:p>
      <text:list xml:id="list1451493728220905319"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73"><text:span text:style-name="T10">– </text:span>А если нет? – Эпплджек смотрела мне мне прямо в глаза.</text:p>
      <text:list xml:id="list201734764549487" text:continue-numbering="true" text:style-name="L5">
        <text:list-header>
          <text:p text:style-name="P171">Я молча пожал плечами. Эпплджек уверенно продолжила.</text:p>
        </text:list-header>
      </text:list>
      <text:p text:style-name="P17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73"><text:span text:style-name="T10">– </text:span>Спасибо, ЭйДжей.</text:p>
      <text:p text:style-name="P17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734149521376" text:continue-numbering="true" text:style-name="L5">
        <text:list-header>
          <text:p text:style-name="P171">Флаттершай пробормотала нечто, показавшееся мне знакомым.</text:p>
        </text:list-header>
      </text:list>
      <text:p text:style-name="P173"><text:span text:style-name="T10">– </text:span>Флатти, ты что-то сказала? Я не расслышал.</text:p>
      <text:p text:style-name="P173"><text:soft-page-break/><text:span text:style-name="T10">– </text:span>Намерение Изменяет Реальность.</text:p>
      <text:p text:style-name="P173"><text:span text:style-name="T10">– </text:span>Эээ. А где ты слышала эту фразу, если не секрет?</text:p>
      <text:p text:style-name="P17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733229852447"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173"><text:span text:style-name="T10">– </text:span>Флатти, ЭйДжей, буду через час. Ждите!</text:p>
      <text:p text:style-name="P5"/>
      <text:p text:style-name="P5"/>
      <text:p text:style-name="P5"/>
      <text:p text:style-name="P5"/>
      <text:p text:style-name="P5"/>
      <text:h text:style-name="P185" text:outline-level="2">След?</text:h>
      <text:p text:style-name="P125"/>
      <text:p text:style-name="P2"><text:span text:style-name="T10">&lt;</text:span><text:span text:style-name="T23">сначала эпизод - проверка сумки в серверной</text:span><text:span text:style-name="T10">&gt;</text:span></text:p>
      <text:p text:style-name="P2"><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3">“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text:soft-page-break/>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
      <text:p text:style-name="P6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3"/>
      <text:p text:style-name="P51">&lt;<text:span text:style-name="T24">-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1"><text:span text:style-name="T24">- Посмотрим... Хи-хи...</text:span>&gt;</text:p>
      <text:p text:style-name="P51"/>
      <text:p text:style-name="P50">&lt;<text:span text:style-name="T24"> </text:span><text:span text:style-name="T23">-</text:span><text:span text:style-name="T24">Я не умею! Давай ты напишешь!</text:span></text:p>
      <text:p text:style-name="P50"><text:span text:style-name="T23">- </text:span><text:span text:style-name="T24">Фигушки! Подрядил меня татухи поням рисовать — сам теперь фанфик пиши!</text:span>&gt;</text:p>
      <text:p text:style-name="P61"/>
      <text:p text:style-name="P50">&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0"><text:span text:style-name="T24">-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text:soft-page-break/>(про Макса в сне-прощании)</text:p>
      <text:p text:style-name="P38">Я — Дискорд, и я говорю вам: он вернётся Я подсоблю вам, касатикам, хе-хе!</text:p>
      <text:p text:style-name="P61"/>
      <text:p text:style-name="P132"><text:span text:style-name="T10"><text:s/>&lt;</text:span><text:span text:style-name="T27"> - </text:span><text:span text:style-name="T23">Я не могу быть вашим спасителем! Я намного хуже и испорченнее вас!</text:span><text:span text:style-name="T10">&gt;</text:span></text:p>
      <text:p text:style-name="P133"/>
      <text:p text:style-name="P50">&lt;<text:span text:style-name="T24">Луна говорит Максу в прощальном сне:</text:span></text:p>
      <text:p text:style-name="P50"><text:span text:style-name="T24">- Прости, что хотела убить тебя. Я ослабела и Найтмэр на время одержала верх</text:span>&gt;</text:p>
      <text:p text:style-name="P61"/>
      <text:p text:style-name="P50">&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7"/>
      <text:p text:style-name="P37"/>
      <text:p text:style-name="P47"/>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3">***</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7"/>
      <text:h text:style-name="P185" text:outline-level="2">Сон Рэрити</text:h>
      <text:p text:style-name="P2"/>
      <text:p text:style-name="P58">&lt;<text:span text:style-name="T23">На Терре Селестия, будучи в компьютере, случайно пробуждает в Нексусе активный интеллект.</text:span>&gt;</text:p>
      <text:h text:style-name="P185" text:outline-level="2"><text:soft-page-break/>Рейд пони-рэйнджеров</text:h>
      <text:p text:style-name="P2"/>
      <text:p text:style-name="P95">(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5" text:outline-level="2">Продолжение ЛСД-чаепития</text:h>
      <text:p text:style-name="P2"/>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8"/>
      <text:h text:style-name="P185" text:outline-level="2">Поиск решения</text:h>
      <text:p text:style-name="P125"/>
      <text:p text:style-name="P2"><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0">&gt;</text:span></text:p>
      <text:p text:style-name="P2"/>
      <text:h text:style-name="P185" text:outline-level="2">Поход к замку Принцес-2</text:h>
      <text:p text:style-name="P2"/>
      <text:p text:style-name="P2"/>
      <text:p text:style-name="P2"/>
      <text:p text:style-name="P4"/>
      <text:p text:style-name="P2"><text:span text:style-name="T10">&lt;</text:span><text:span text:style-name="T23">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85" text:outline-level="2"/>
      <text:h text:style-name="P185" text:outline-level="2">Поиски</text:h>
      <text:p text:style-name="P2"/>
      <text:p text:style-name="P2"/>
      <text:h text:style-name="P185" text:outline-level="2">Безнадёжность</text:h>
      <text:p text:style-name="P2"/>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5" text:outline-level="2"/>
      <text:h text:style-name="P185" text:outline-level="2">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3" text:outline-level="2">Почти.</text:h>
      <text:p text:style-name="P121"/>
      <text:p text:style-name="P112">В офисе меня встретил лыбящийся Стас.</text:p>
      <text:p text:style-name="P11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2">Я уставился на Стаса и он, захлёбываясь от торопливости, начал <text:span text:style-name="T10">расказывать</text:span>.</text:p>
      <text:p text:style-name="P1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2">– Ты его уничтожил?</text:p>
      <text:p text:style-name="P112">– Кого?</text:p>
      <text:p text:style-name="P112">– Этический модуль. Селестию.</text:p>
      <text:p text:style-name="P1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2">– Ты его уничтожил?</text:p>
      <text:p text:style-name="P1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2">– То есть, на домашнем компьютере Влада модуль работает и дальше?</text:p>
      <text:p text:style-name="P112">– Ага. К нему-то у меня доступа нету. Но в кластер к Нексусу он больше не пролезет.</text:p>
      <text:p text:style-name="P112">– Спасибо, Стас. Ты молодец.</text:p>
      <text:p text:style-name="P112">Ниточка, чуть было не прервавшаяся в офисе, повела в квартиру Влада.</text:p>
      <text:p text:style-name="P112"/>
      <text:h text:style-name="P183" text:outline-level="2">Дискорд</text:h>
      <text:p text:style-name="P125"/>
      <text:p text:style-name="P121">Девушки поспешно собирались, пока я растолковывал им задачу.</text:p>
      <text:p text:style-name="P12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0">– </text:span>Это тот твой приятель, который разбился с полгода назад? – спросила Эпплджек.</text:p>
      <text:p text:style-name="P121"><text:span text:style-name="T10">– </text:span>Да, это он.</text:p>
      <text:p text:style-name="P121"><text:span text:style-name="T10">– </text:span>А как мы попадём в его квартиру? Там сейчас кто-то живёт? – Флаттершай прыгала на одной ноге, натягивая кед.</text:p>
      <text:p text:style-name="P12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22"><text:soft-page-break/>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0">– </text:span>Макс, что случилось? У нас проблемы?</text:p>
      <text:p text:style-name="P12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0">– </text:span>Нет нужды. Лучше станьте-ка сзади меня так, чтобы заслонить от этих бабулек и от вооон той камеры наблюдения.</text:p>
      <text:list xml:id="list6310706284976902541"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2">Раздался лёгкий «кряк» и дверь подалась.</text:p>
      <text:p text:style-name="P146"><text:span text:style-name="T10">–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2">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oft-page-break/><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6480586976407575595" text:style-name="L7">
        <text:list-header>
          <text:p text:style-name="P18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85" text:outline-level="2">Селестия</text:h>
      <text:p text:style-name="P146"/>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text:soft-page-break/>–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4">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text:soft-page-break/>– И что? – продолжила его мысль Эпплджек.</text:p>
      <text:p text:style-name="P139">–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85"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text:soft-page-break/>–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79" text:outline-level="1">Беседа за столиком в ночи</text:h>
      <text:p text:style-name="P124">&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0">–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2"/>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2"/>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2">– Стоп, не торопись. – у меня голова пошла кругом от информации. – Я ничего не понял. Какие-такие проблемы? Какие варианты? Зачем его поддерживать?</text:p>
      <text:p text:style-name="P112">Анакорн недовольно поморщился, но продолжил.</text:p>
      <text:p text:style-name="P1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2"/>
      <text:p text:style-name="P11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4"/>
      <text:p text:style-name="P112">Ключевое слово - <text:span text:style-name="T31">непротиворечивому</text:span></text:p>
      <text:p text:style-name="P112"/>
      <text:p text:style-name="P1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2">На голограмме появилась солнечная система Эквуса. Почему-то в центре системы был сам Эквус. Вокруг него вращались солнце и луна.</text:p>
      <text:p text:style-name="P112">Анакорн плюхнулся обратно в кресло и схватился за голову. Потом, немного успокоившись, продолжил.</text:p>
      <text:p text:style-name="P11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2">Анакорн отпил из стакана и продолжил.</text:p>
      <text:p text:style-name="P11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2">Анакорн постучал по столику указкой. Солнечная система увеличилась, оставив в поле зрения только шар Эквуса.</text:p>
      <text:p text:style-name="P1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2">Анакорн смутился.</text:p>
      <text:p text:style-name="P1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2">(<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2"><text:span text:style-name="T21">– Сам ты раздолбай! – произнёс, наконец, Свирл</text:span>)</text:p>
      <text:p text:style-name="P112"><text:soft-page-break/>… И создали вы его достаточно топорно — видишь, он трещит по швам.</text:p>
      <text:p text:style-name="P112">– Хмм. То есть, это брони создали Эквус?</text:p>
      <text:p text:style-name="P1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2">Я вспомнил события последнего года <text:span text:style-name="T10">&lt;</text:span>упомянуть в эпизоде на Терре, что МЛП-сериал закрылся год назад<text:span text:style-name="T10">&gt;</text:span></text:p>
      <text:p text:style-name="P1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2">Анакорн с такой силой сжал карандаш, что он хрустнул.</text:p>
      <text:p text:style-name="P1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2"/>
      <text:p text:style-name="P112"/>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0">&lt;</text:span><text:span text:style-name="T27">чёрт</text:span><text:span text:style-name="T10">&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2">–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2">Тебе не приходилось заботиться о жилье и питании, ты нравишься кобылкам...</text:p>
      <text:p text:style-name="P112">– Гм! Я бы попросил тебя не касаться моих отношений с Рэйнбоу!</text:p>
      <text:p text:style-name="P1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2">У меня сердце буквально ухнуло куда-то вниз, в область желудка.</text:p>
      <text:p text:style-name="P1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10">&lt;&gt;</text:span></text:p>
      <text:p text:style-name="P1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2">– Та ладно, не утешай. Я не маленький ребёнок. Долг платежом красен. Сделаю то, что ты хочешь. Как сумею.</text:p>
      <text:p text:style-name="P1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2">Анакорн наблюдал за мной без улыбки. По его нейтральному выражению лица невозможно было догадаться, о чём он думает.</text:p>
      <text:p text:style-name="P112">–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2">– Валяй. Я тебя внимательно слушаю.</text:p>
      <text:p text:style-name="P1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2">– А я разве сплю?</text:p>
      <text:p text:style-name="P112">– Сейчас — нет. Но как только мы закроем сделку — проснёшься. Потому что нет иного способа вернуть тебя в реальный мир.</text:p>
      <text:p text:style-name="P112">– Эээ, постой. А как я в Эквестрию и обратно возвращался?</text:p>
      <text:p text:style-name="P1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2">Так вот, возвращать тебя обратно в твой мир я не буду. </text:p>
      <text:p text:style-name="P112">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2"><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2">– Ты ещё увидишь пару снов на прощание. Удачи!</text:p>
      <text:p text:style-name="P112"/>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3">***</text:p>
      <text:p text:style-name="P113"/>
      <text:p text:style-name="P112">&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2"/>
      <text:p text:style-name="P112">–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112">– Пожалста. – ответил я безучастно. – Всегда рад. Только Вам не нужно было ТАК распинаться, чтобы заручиться моей помощью.</text:p>
      <text:p text:style-name="P112">Селестия на мгновение смутилась, но продолжила.</text:p>
      <text:p text:style-name="P112">&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2"><text:span text:style-name="T23">- Это точно! Было бы точно всё по другому, я с конеёбством завязываю!</text:span>&gt;</text:p>
      <text:p text:style-name="P112">–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0"><text:soft-page-break/>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6306675046873520977" text:style-name="L8">
        <text:list-header>
          <text:p text:style-name="P177">(<text:span text:style-name="T30">Луна — как повелительница снов, слышала разговор Макса с Анакорном</text:span>)</text:p>
          <text:p text:style-name="P178"/>
        </text:list-header>
      </text:list>
      <text:p text:style-name="P136">***</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0">–</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5" text:outline-level="2">Земля</text:h>
      <text:p text:style-name="P111">&lt;<text:span text:style-name="T61">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text:soft-page-break/></text:p>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13T20:17:32.104914109</dc:date>
    <meta:editing-duration>P113DT15H26M58S</meta:editing-duration>
    <meta:editing-cycles>6761</meta:editing-cycles>
    <meta:generator>LibreOffice/5.1.6.2$Linux_X86_64 LibreOffice_project/10m0$Build-2</meta:generator>
    <meta:document-statistic meta:table-count="0" meta:image-count="0" meta:object-count="0" meta:page-count="194" meta:paragraph-count="4046" meta:word-count="87087" meta:character-count="578193" meta:non-whitespace-character-count="491098"/>
  </office:meta>
</office:document-meta>
</file>